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400054AA50003D2579A4C8172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803cm" fo:margin-left="-0.049cm" table:align="left" style:writing-mode="lr-tb"/>
    </style:style>
    <style:style style:name="Table1.A" style:family="table-column">
      <style:table-column-properties style:column-width="5.671cm"/>
    </style:style>
    <style:style style:name="Table1.B" style:family="table-column">
      <style:table-column-properties style:column-width="8.001cm"/>
    </style:style>
    <style:style style:name="Table1.C" style:family="table-column">
      <style:table-column-properties style:column-width="4.131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049cm" fo:padding-right="0.049cm" fo:padding-top="0cm" fo:padding-bottom="0cm" fo:border="none" style:writing-mode="lr-tb"/>
    </style:style>
    <style:style style:name="Table1.B1" style:family="table-cell">
      <style:table-cell-properties style:vertical-align="top" fo:background-color="#aaaaaa" fo:padding-left="0.049cm" fo:padding-right="0.04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top" fo:padding-left="0.049cm" fo:padding-right="0.049cm" fo:padding-top="0cm" fo:padding-bottom="0cm" fo:border-left="0.018cm solid #000000" fo:border-right="none" fo:border-top="none" fo:border-bottom="none" style:writing-mode="lr-tb"/>
    </style:style>
    <style:style style:name="Table2" style:family="table">
      <style:table-properties style:width="18.161cm" fo:margin-left="-0.279cm" table:align="left" style:writing-mode="lr-tb"/>
    </style:style>
    <style:style style:name="Table2.A" style:family="table-column">
      <style:table-column-properties style:column-width="18.161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style:border-line-width-left="0.002cm 0.088cm 0.002cm" style:border-line-width-right="0.002cm 0.088cm 0.002cm" style:border-line-width-top="0.002cm 0.088cm 0.002cm" fo:padding-left="0.199cm" fo:padding-right="0.199cm" fo:padding-top="0cm" fo:padding-bottom="0cm" fo:border-left="0.092cm double #000000" fo:border-right="0.092cm double #000000" fo:border-top="0.092cm double #000000" fo:border-bottom="none" style:writing-mode="lr-tb"/>
    </style:style>
    <style:style style:name="Table2.A2" style:family="table-cell">
      <style:table-cell-properties style:vertical-align="top" style:border-line-width-left="0.002cm 0.088cm 0.002cm" style:border-line-width-right="0.002cm 0.088cm 0.002cm" style:border-line-width-bottom="0.002cm 0.088cm 0.002cm" fo:padding-left="0.199cm" fo:padding-right="0.199cm" fo:padding-top="0cm" fo:padding-bottom="0cm" fo:border-left="0.092cm double #000000" fo:border-right="0.092cm double #000000" fo:border-top="none" fo:border-bottom="0.092cm double #000000" style:writing-mode="lr-tb"/>
    </style:style>
    <style:style style:name="Table3" style:family="table">
      <style:table-properties style:width="18.055cm" fo:margin-left="-0.226cm" table:align="left" style:writing-mode="lr-tb"/>
    </style:style>
    <style:style style:name="Table3.A" style:family="table-column">
      <style:table-column-properties style:column-width="18.055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99cm" fo:padding-right="0.199cm" fo:padding-top="0cm" fo:padding-bottom="0cm" fo:border="0.035cm solid #000000" style:writing-mode="lr-tb"/>
    </style:style>
    <style:style style:name="Table4" style:family="table">
      <style:table-properties style:width="18.055cm" fo:margin-left="-0.226cm" table:align="left" style:writing-mode="lr-tb"/>
    </style:style>
    <style:style style:name="Table4.A" style:family="table-column">
      <style:table-column-properties style:column-width="18.055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9cm" fo:padding-right="0.199cm" fo:padding-top="0cm" fo:padding-bottom="0cm" fo:border="0.035cm solid #000000" style:writing-mode="lr-tb"/>
    </style:style>
    <style:style style:name="Table5" style:family="table">
      <style:table-properties style:width="18.055cm" fo:margin-left="-0.226cm" table:align="left" style:writing-mode="lr-tb"/>
    </style:style>
    <style:style style:name="Table5.A" style:family="table-column">
      <style:table-column-properties style:column-width="18.055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-left="0.199cm" fo:padding-right="0.199cm" fo:padding-top="0cm" fo:padding-bottom="0cm" fo:border="0.035cm solid #000000" style:writing-mode="lr-tb"/>
    </style:style>
    <style:style style:name="Table6" style:family="table">
      <style:table-properties style:width="18.055cm" fo:margin-left="-0.226cm" table:align="left" style:writing-mode="lr-tb"/>
    </style:style>
    <style:style style:name="Table6.A" style:family="table-column">
      <style:table-column-properties style:column-width="18.055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35cm solid #000000" fo:border-bottom="none" style:writing-mode="lr-tb"/>
    </style:style>
    <style:style style:name="Table6.A2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0.035cm solid #000000" style:writing-mode="lr-tb"/>
    </style:style>
    <style:style style:name="Table7" style:family="table">
      <style:table-properties style:width="18.055cm" fo:margin-left="-0.226cm" table:align="left" style:writing-mode="lr-tb"/>
    </style:style>
    <style:style style:name="Table7.A" style:family="table-column">
      <style:table-column-properties style:column-width="18.055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35cm solid #000000" fo:border-bottom="none" style:writing-mode="lr-tb"/>
    </style:style>
    <style:style style:name="Table7.A2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0.035cm solid #000000" style:writing-mode="lr-tb"/>
    </style:style>
    <style:style style:name="Table8" style:family="table">
      <style:table-properties style:width="18.055cm" fo:margin-left="-0.226cm" table:align="left" style:writing-mode="lr-tb"/>
    </style:style>
    <style:style style:name="Table8.A" style:family="table-column">
      <style:table-column-properties style:column-width="18.055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35cm solid #000000" fo:border-bottom="none" style:writing-mode="lr-tb"/>
    </style:style>
    <style:style style:name="Table8.A2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0.035cm solid #000000" style:writing-mode="lr-tb"/>
    </style:style>
    <style:style style:name="Table9" style:family="table" style:master-page-name="Convert_20_1">
      <style:table-properties style:width="18.055cm" fo:margin-left="-0.226cm" style:page-number="auto" table:align="left" style:writing-mode="lr-tb"/>
    </style:style>
    <style:style style:name="Table9.A" style:family="table-column">
      <style:table-column-properties style:column-width="18.055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0.035cm solid #000000" style:writing-mode="lr-tb"/>
    </style:style>
    <style:style style:name="Table10" style:family="table">
      <style:table-properties style:width="18.055cm" fo:margin-left="-0.226cm" table:align="left" style:writing-mode="lr-tb"/>
    </style:style>
    <style:style style:name="Table10.A" style:family="table-column">
      <style:table-column-properties style:column-width="18.055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35cm solid #000000" fo:border-bottom="none" style:writing-mode="lr-tb"/>
    </style:style>
    <style:style style:name="Table10.A2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0.035cm solid #000000" style:writing-mode="lr-tb"/>
    </style:style>
    <style:style style:name="Table11" style:family="table">
      <style:table-properties style:width="18.055cm" fo:margin-left="-0.226cm" table:align="left" style:writing-mode="lr-tb"/>
    </style:style>
    <style:style style:name="Table11.A" style:family="table-column">
      <style:table-column-properties style:column-width="18.055cm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35cm solid #000000" fo:border-bottom="none" style:writing-mode="lr-tb"/>
    </style:style>
    <style:style style:name="Table11.A2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0.035cm solid #000000" style:writing-mode="lr-tb"/>
    </style:style>
    <style:style style:name="Table12" style:family="table">
      <style:table-properties style:width="18.055cm" fo:margin-left="-0.226cm" table:align="left" style:writing-mode="lr-tb"/>
    </style:style>
    <style:style style:name="Table12.A" style:family="table-column">
      <style:table-column-properties style:column-width="18.055cm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35cm solid #000000" fo:border-bottom="none" style:writing-mode="lr-tb"/>
    </style:style>
    <style:style style:name="Table12.A2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0.035cm solid #000000" style:writing-mode="lr-tb"/>
    </style:style>
    <style:style style:name="Table13" style:family="table">
      <style:table-properties style:width="18.055cm" fo:margin-left="-0.226cm" table:align="left" style:writing-mode="lr-tb"/>
    </style:style>
    <style:style style:name="Table13.A" style:family="table-column">
      <style:table-column-properties style:column-width="18.055cm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35cm solid #000000" fo:border-bottom="none" style:writing-mode="lr-tb"/>
    </style:style>
    <style:style style:name="Table13.A2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none" style:writing-mode="lr-tb"/>
    </style:style>
    <style:style style:name="Table13.A7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0.035cm solid #000000" style:writing-mode="lr-tb"/>
    </style:style>
    <style:style style:name="Table14" style:family="table">
      <style:table-properties style:width="18.055cm" fo:margin-left="-0.226cm" table:align="left" style:writing-mode="lr-tb"/>
    </style:style>
    <style:style style:name="Table14.A" style:family="table-column">
      <style:table-column-properties style:column-width="18.055cm"/>
    </style:style>
    <style:style style:name="Table14.1" style:family="table-row">
      <style:table-row-properties style:keep-together="false" fo:keep-together="always"/>
    </style:style>
    <style:style style:name="Table14.A1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35cm solid #000000" fo:border-bottom="none" style:writing-mode="lr-tb"/>
    </style:style>
    <style:style style:name="Table14.2" style:family="table-row">
      <style:table-row-properties style:min-row-height="1.058cm" style:keep-together="false" fo:keep-together="always"/>
    </style:style>
    <style:style style:name="Table14.A2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none" fo:border-bottom="0.035cm solid #000000" style:writing-mode="lr-tb"/>
    </style:style>
    <style:style style:name="Table15" style:family="table">
      <style:table-properties style:width="16.953cm" fo:margin-left="-0.199cm" table:align="left" style:writing-mode="lr-tb"/>
    </style:style>
    <style:style style:name="Table15.A" style:family="table-column">
      <style:table-column-properties style:column-width="7.952cm"/>
    </style:style>
    <style:style style:name="Table15.B" style:family="table-column">
      <style:table-column-properties style:column-width="1.249cm"/>
    </style:style>
    <style:style style:name="Table15.C" style:family="table-column">
      <style:table-column-properties style:column-width="7.752cm"/>
    </style:style>
    <style:style style:name="Table15.1" style:family="table-row">
      <style:table-row-properties style:keep-together="false" fo:keep-together="always"/>
    </style:style>
    <style:style style:name="Table15.A1" style:family="table-cell">
      <style:table-cell-properties style:vertical-align="top" fo:padding-left="0.199cm" fo:padding-right="0.199cm" fo:padding-top="0cm" fo:padding-bottom="0cm" fo:border-left="none" fo:border-right="none" fo:border-top="none" fo:border-bottom="0.035cm solid #000000" style:writing-mode="lr-tb"/>
    </style:style>
    <style:style style:name="Table15.B1" style:family="table-cell">
      <style:table-cell-properties style:vertical-align="top" fo:padding-left="0.199cm" fo:padding-right="0.199cm" fo:padding-top="0cm" fo:padding-bottom="0cm" fo:border="none" style:writing-mode="lr-tb"/>
    </style:style>
    <style:style style:name="Table16" style:family="table">
      <style:table-properties style:width="16.9cm" fo:margin-left="-0.199cm" table:align="left" style:writing-mode="lr-tb"/>
    </style:style>
    <style:style style:name="Table16.A" style:family="table-column">
      <style:table-column-properties style:column-width="14.443cm"/>
    </style:style>
    <style:style style:name="Table16.B" style:family="table-column">
      <style:table-column-properties style:column-width="1.251cm"/>
    </style:style>
    <style:style style:name="Table16.C" style:family="table-column">
      <style:table-column-properties style:column-width="1.207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7" style:family="table">
      <style:table-properties style:width="16.882cm" fo:margin-left="-0.191cm" table:align="left" style:writing-mode="lr-tb"/>
    </style:style>
    <style:style style:name="Table17.A" style:family="table-column">
      <style:table-column-properties style:column-width="1.441cm"/>
    </style:style>
    <style:style style:name="Table17.B" style:family="table-column">
      <style:table-column-properties style:column-width="15.441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7.006cm" fo:margin-left="-0.226cm" table:align="left" style:writing-mode="lr-tb"/>
    </style:style>
    <style:style style:name="Table18.A" style:family="table-column">
      <style:table-column-properties style:column-width="17.006cm"/>
    </style:style>
    <style:style style:name="Table18.1" style:family="table-row">
      <style:table-row-properties style:keep-together="false" fo:keep-together="always"/>
    </style:style>
    <style:style style:name="Table18.A1" style:family="table-cell">
      <style:table-cell-properties style:vertical-align="top" fo:background-color="#d9d9d9" fo:padding-left="0.199cm" fo:padding-right="0.199cm" fo:padding-top="0cm" fo:padding-bottom="0cm" fo:border-left="0.035cm solid #000000" fo:border-right="0.035cm solid #000000" fo:border-top="0.035cm solid #000000" fo:border-bottom="0.018cm solid #000000" style:writing-mode="lr-tb">
        <style:background-image/>
      </style:table-cell-properties>
    </style:style>
    <style:style style:name="Table18.A2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18.A9" style:family="table-cell">
      <style:table-cell-properties style:vertical-align="top" fo:padding-left="0.199cm" fo:padding-right="0.199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Table19" style:family="table">
      <style:table-properties style:width="16.93cm" fo:margin-left="-0.15cm" table:align="left" style:writing-mode="lr-tb"/>
    </style:style>
    <style:style style:name="Table19.A" style:family="table-column">
      <style:table-column-properties style:column-width="10.125cm"/>
    </style:style>
    <style:style style:name="Table19.B" style:family="table-column">
      <style:table-column-properties style:column-width="1.035cm"/>
    </style:style>
    <style:style style:name="Table19.C" style:family="table-column">
      <style:table-column-properties style:column-width="5.77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Table19.B1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none" style:writing-mode="lr-tb"/>
    </style:style>
    <style:style style:name="Table19.C1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9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Table19.C2" style:family="table-cell">
      <style:table-cell-properties style:vertical-align="top" fo:padding-left="0.123cm" fo:padding-right="0.123cm" fo:padding-top="0cm" fo:padding-bottom="0cm" fo:border-left="0.035cm solid #000000" fo:border-right="0.035cm solid #000000" fo:border-top="0.018cm solid #000000" fo:border-bottom="0.035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6" style:family="paragraph" style:parent-style-name="Standard">
      <style:paragraph-properties style:line-height-at-least="0.423cm" fo:text-align="justify" style:justify-single-word="false"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 style:font-size-complex="11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 style:snap-to-layout-gri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21pt" fo:font-weight="bold" style:font-size-asian="21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fo:color="#ff0000" fo:font-size="18pt" fo:font-weight="bold" style:text-blinking="true" style:font-size-asian="18pt" style:font-weight-asian="bold" style:font-size-complex="18pt"/>
    </style:style>
    <style:style style:name="P15" style:family="paragraph" style:parent-style-name="Standard">
      <style:paragraph-properties style:line-height-at-least="0.423cm" fo:text-align="justify" style:justify-single-word="false" style:snap-to-layout-grid="false"/>
      <style:text-properties fo:color="#ff0000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ff0000" fo:font-size="12pt" fo:font-weight="bold" style:font-size-asian="12pt" style:font-weight-asian="bold" style:font-size-complex="11pt"/>
    </style:style>
    <style:style style:name="P17" style:family="paragraph" style:parent-style-name="Standard">
      <style:paragraph-properties fo:text-align="justify" style:justify-single-word="false"/>
      <style:text-properties fo:color="#ff0000" fo:font-size="12pt" fo:language="pt" fo:country="BR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color="#ff0000" fo:font-size="12pt" style:font-size-asian="12pt" style:font-size-complex="12pt"/>
    </style:style>
    <style:style style:name="P20" style:family="paragraph" style:parent-style-name="Standard" style:list-style-name="WW8Num3">
      <style:paragraph-properties fo:text-align="justify" style:justify-single-word="false"/>
      <style:text-properties fo:color="#ff0000" fo:font-size="12p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color="#ff0000" fo:font-size="12pt" style:font-size-asian="12pt" style:font-size-complex="11pt"/>
    </style:style>
    <style:style style:name="P22" style:family="paragraph" style:parent-style-name="Standard">
      <style:paragraph-properties fo:text-align="justify" style:justify-single-word="false"/>
      <style:text-properties fo:color="#ff0000" fo:font-size="12pt" style:text-underline-style="solid" style:text-underline-width="auto" style:text-underline-color="font-color" style:font-size-asian="12pt" style:font-size-complex="11pt"/>
    </style:style>
    <style:style style:name="P23" style:family="paragraph" style:parent-style-name="Standard">
      <style:paragraph-properties style:line-height-at-least="0.72cm" fo:text-align="center" style:justify-single-word="false" style:snap-to-layout-grid="false"/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style:line-height-at-least="0.847cm" fo:text-align="justify" style:justify-single-word="false" style:snap-to-layout-grid="false"/>
    </style:style>
    <style:style style:name="P25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26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27" style:family="paragraph" style:parent-style-name="Standard">
      <style:text-properties fo:language="pt" fo:country="BR"/>
    </style:style>
    <style:style style:name="P28" style:family="paragraph" style:parent-style-name="Standard">
      <style:paragraph-properties fo:text-align="end" style:justify-single-word="false"/>
    </style:style>
    <style:style style:name="P29" style:family="paragraph" style:parent-style-name="Standard">
      <style:paragraph-properties fo:text-align="end" style:justify-single-word="false" style:text-autospace="none"/>
    </style:style>
    <style:style style:name="P30" style:family="paragraph" style:parent-style-name="Standard">
      <style:paragraph-properties fo:text-align="end" style:justify-single-word="false" style:snap-to-layout-grid="false"/>
    </style:style>
    <style:style style:name="P31" style:family="paragraph" style:parent-style-name="Standard">
      <style:text-properties fo:font-style="italic" style:font-style-asian="italic"/>
    </style:style>
    <style:style style:name="P32" style:family="paragraph" style:parent-style-name="Standard">
      <style:paragraph-properties style:snap-to-layout-grid="false"/>
      <style:text-properties fo:font-style="italic" style:font-style-asian="italic"/>
    </style:style>
    <style:style style:name="P33" style:family="paragraph" style:parent-style-name="Standard">
      <style:paragraph-properties style:line-height-at-least="0.339cm" fo:text-align="justify" style:justify-single-word="false" style:snap-to-layout-grid="false"/>
    </style:style>
    <style:style style:name="P34" style:family="paragraph" style:parent-style-name="Standard">
      <style:text-properties fo:font-size="9pt" fo:font-style="italic" style:font-size-asian="9pt" style:font-style-asian="italic"/>
    </style:style>
    <style:style style:name="P35" style:family="paragraph" style:parent-style-name="Standard">
      <style:paragraph-properties fo:text-align="end" style:justify-single-word="false" style:text-autospace="none"/>
      <style:text-properties fo:color="#0000ff" fo:font-size="12pt" fo:language="pt" fo:country="BR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style:text-properties fo:font-size="10pt" style:font-size-asian="10pt"/>
    </style:style>
    <style:style style:name="P37" style:family="paragraph" style:parent-style-name="Standard">
      <style:text-properties fo:font-size="10pt" fo:font-style="italic" style:font-size-asian="10pt" style:font-style-asian="italic"/>
    </style:style>
    <style:style style:name="P38" style:family="paragraph" style:parent-style-name="Standard">
      <style:paragraph-properties style:snap-to-layout-grid="false"/>
      <style:text-properties fo:font-size="10pt" fo:font-style="italic" style:font-size-asian="10pt" style:font-style-asian="italic"/>
    </style:style>
    <style:style style:name="P39" style:family="paragraph" style:parent-style-name="Standard">
      <style:paragraph-properties fo:text-align="center" style:justify-single-word="false" style:snap-to-layout-grid="false"/>
      <style:text-properties fo:font-size="10pt" fo:font-style="italic" fo:font-weight="bold" style:font-size-asian="10pt" style:font-style-asian="italic" style:font-weight-asian="bold"/>
    </style:style>
    <style:style style:name="P40" style:family="paragraph" style:parent-style-name="Standard">
      <style:text-properties fo:font-size="5pt" fo:font-style="italic" style:font-size-asian="5pt" style:font-style-asian="italic"/>
    </style:style>
    <style:style style:name="P41" style:family="paragraph" style:parent-style-name="Standard">
      <style:paragraph-properties fo:margin-top="0cm" fo:margin-bottom="0.212cm" fo:text-align="justify" style:justify-single-word="false"/>
    </style:style>
    <style:style style:name="P42" style:family="paragraph" style:parent-style-name="Standard" style:list-style-name="WW8Num2">
      <style:paragraph-properties fo:margin-top="0cm" fo:margin-bottom="0.212cm" fo:text-align="justify" style:justify-single-word="false"/>
    </style:style>
    <style:style style:name="P43" style:family="paragraph" style:parent-style-name="Standard">
      <style:paragraph-properties fo:margin-top="0cm" fo:margin-bottom="0.212cm" style:line-height-at-least="0.423cm" fo:text-align="justify" style:justify-single-word="false"/>
    </style:style>
    <style:style style:name="P4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color="#ff0000" fo:font-size="12pt" style:font-size-asian="12pt" style:font-size-complex="12pt"/>
    </style:style>
    <style:style style:name="P45" style:family="paragraph" style:parent-style-name="Standard">
      <style:paragraph-properties fo:margin-top="0.212cm" fo:margin-bottom="0cm" fo:text-align="justify" style:justify-single-word="false"/>
    </style:style>
    <style:style style:name="P46" style:family="paragraph" style:parent-style-name="Standard">
      <style:paragraph-properties fo:margin-top="0.212cm" fo:margin-bottom="0cm" fo:text-align="end" style:justify-single-word="false"/>
    </style:style>
    <style:style style:name="P47" style:family="paragraph" style:parent-style-name="Standard">
      <style:paragraph-properties fo:margin-top="0.212cm" fo:margin-bottom="0cm" fo:text-align="justify" style:justify-single-word="false"/>
      <style:text-properties fo:color="#ff0000" fo:font-size="12pt" style:font-size-asian="12pt" style:font-size-complex="12pt"/>
    </style:style>
    <style:style style:name="P48" style:family="paragraph" style:parent-style-name="Standard">
      <style:paragraph-properties fo:margin-top="0.212cm" fo:margin-bottom="0cm" style:snap-to-layout-grid="false"/>
      <style:text-properties fo:font-size="10pt" fo:font-style="italic" style:font-size-asian="10pt" style:font-style-asian="italic"/>
    </style:style>
    <style:style style:name="P49" style:family="paragraph" style:parent-style-name="Standard">
      <style:paragraph-properties fo:margin-top="0.212cm" fo:margin-bottom="0.212cm" fo:text-align="justify" style:justify-single-word="false" style:snap-to-layout-grid="false"/>
    </style:style>
    <style:style style:name="P50" style:family="paragraph" style:parent-style-name="Standard">
      <style:paragraph-properties fo:margin-left="1.249cm" fo:margin-right="0cm" fo:margin-top="0cm" fo:margin-bottom="0.212cm" style:line-height-at-least="0.423cm" fo:text-align="justify" style:justify-single-word="false" fo:text-indent="0cm" style:auto-text-indent="false"/>
    </style:style>
    <style:style style:name="P51" style:family="paragraph" style:parent-style-name="Standard">
      <style:paragraph-properties fo:break-before="page"/>
      <style:text-properties fo:font-weight="bold" style:font-weight-asian="bold"/>
    </style:style>
    <style:style style:name="P52" style:family="paragraph" style:parent-style-name="Standard" style:list-style-name="WW8Num4">
      <style:paragraph-properties fo:margin-left="1.752cm" fo:margin-right="0cm" fo:text-indent="-0.503cm" style:auto-text-indent="false" style:snap-to-layout-grid="false">
        <style:tab-stops>
          <style:tab-stop style:position="0cm"/>
          <style:tab-stop style:position="1.251cm"/>
        </style:tab-stops>
      </style:paragraph-properties>
    </style:style>
    <style:style style:name="P53" style:family="paragraph" style:parent-style-name="Standard" style:list-style-name="WW8Num4">
      <style:paragraph-properties fo:margin-left="1.752cm" fo:margin-right="0cm" fo:text-indent="-0.501cm" style:auto-text-indent="false" style:snap-to-layout-grid="false">
        <style:tab-stops>
          <style:tab-stop style:position="1.251cm"/>
        </style:tab-stops>
      </style:paragraph-properties>
    </style:style>
    <style:style style:name="P54" style:family="paragraph" style:parent-style-name="Standard" style:list-style-name="WW8Num4">
      <style:paragraph-properties fo:margin-left="1.752cm" fo:margin-right="0cm" fo:text-indent="-0.501cm" style:auto-text-indent="false" style:snap-to-layout-grid="false">
        <style:tab-stops>
          <style:tab-stop style:position="1.2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56" style:family="paragraph" style:parent-style-name="Normal_20__28_Web_29_">
      <style:paragraph-properties fo:margin-top="0cm" fo:margin-bottom="0cm" style:snap-to-layout-grid="false"/>
      <style:text-properties fo:color="#ff0000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25pt" fo:font-weight="bold" style:font-size-asian="25pt" style:font-weight-asian="bold" style:font-name-complex="Arial"/>
    </style:style>
    <style:style style:name="T3" style:family="text">
      <style:text-properties style:font-name="System" style:font-name-complex="System"/>
    </style:style>
    <style:style style:name="T4" style:family="text">
      <style:text-properties style:font-name="System" fo:font-weight="bold" style:font-weight-asian="bold" style:font-name-complex="System"/>
    </style:style>
    <style:style style:name="T5" style:family="text">
      <style:text-properties fo:font-style="italic" style:font-style-asian="italic"/>
    </style:style>
    <style:style style:name="T6" style:family="text">
      <style:text-properties fo:font-size="8pt" fo:font-style="italic" style:font-size-asian="8pt" style:font-style-asian="italic"/>
    </style:style>
    <style:style style:name="T7" style:family="text">
      <style:text-properties fo:font-size="11pt" fo:font-style="italic" style:font-size-asian="11pt" style:font-style-asian="italic"/>
    </style:style>
    <style:style style:name="T8" style:family="text">
      <style:text-properties fo:font-size="11pt" fo:font-style="italic" style:font-size-asian="11pt" style:font-style-asian="italic" style:font-size-complex="11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language="pt" fo:country="BR"/>
    </style:style>
    <style:style style:name="T11" style:family="text">
      <style:text-properties fo:color="#ff0000"/>
    </style:style>
    <style:style style:name="T12" style:family="text">
      <style:text-properties fo:color="#ff0000" fo:font-size="12pt" style:font-size-asian="12pt" style:font-size-complex="12pt"/>
    </style:style>
    <style:style style:name="T13" style:family="text">
      <style:text-properties fo:color="#ff0000" fo:font-size="12pt" style:font-size-asian="12pt" style:font-size-complex="12pt" style:font-weight-complex="bold"/>
    </style:style>
    <style:style style:name="T14" style:family="text">
      <style:text-properties fo:color="#ff0000" fo:font-size="12pt" style:font-size-asian="12pt" style:font-size-complex="11pt"/>
    </style:style>
    <style:style style:name="T15" style:family="text">
      <style:text-properties fo:color="#ff0000" fo:font-size="12pt" fo:language="pt" fo:country="BR" style:font-size-asian="12pt" style:font-size-complex="12pt"/>
    </style:style>
    <style:style style:name="T16" style:family="text">
      <style:text-properties fo:color="#ff0000" fo:font-size="12pt" fo:language="pt" fo:country="BR" style:font-size-asian="12pt" style:language-asian="en" style:country-asian="US" style:font-size-complex="12pt"/>
    </style:style>
    <style:style style:name="T17" style:family="text">
      <style:text-properties fo:color="#ff0000" fo:font-size="12pt" fo:language="pt" fo:country="BR" fo:font-weight="bold" style:font-size-asian="12pt" style:font-weight-asian="bold" style:font-size-complex="12pt"/>
    </style:style>
    <style:style style:name="T18" style:family="text">
      <style:text-properties fo:color="#ff0000" fo:font-size="12pt" fo:language="pt" fo:country="BR" fo:font-style="italic" style:font-size-asian="12pt" style:language-asian="en" style:country-asian="US" style:font-style-asian="italic" style:font-size-complex="12pt"/>
    </style:style>
    <style:style style:name="T19" style:family="text">
      <style:text-properties fo:color="#ff0000" fo:font-size="12pt" fo:font-weight="bold" style:font-size-asian="12pt" style:font-weight-asian="bold" style:font-size-complex="12pt"/>
    </style:style>
    <style:style style:name="T20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ff0000" fo:font-size="12pt" style:text-underline-style="solid" style:text-underline-width="auto" style:text-underline-color="font-color" style:font-size-asian="12pt" style:font-size-complex="12pt"/>
    </style:style>
    <style:style style:name="T22" style:family="text">
      <style:text-properties fo:color="#ff0000" fo:font-size="12pt" style:text-underline-style="solid" style:text-underline-width="auto" style:text-underline-color="font-color" style:font-size-asian="12pt" style:font-size-complex="11pt"/>
    </style:style>
    <style:style style:name="T23" style:family="text">
      <style:text-properties fo:color="#ff0000" fo:font-size="12pt" fo:font-style="italic" style:font-size-asian="12pt" style:font-style-asian="italic" style:font-size-complex="12pt"/>
    </style:style>
    <style:style style:name="T24" style:family="text">
      <style:text-properties fo:color="#ff0000" fo:font-weight="bold" style:font-weight-asian="bold"/>
    </style:style>
    <style:style style:name="T25" style:family="text">
      <style:text-properties fo:color="#ff0000" fo:font-size="11pt" style:font-size-asian="11pt" style:font-size-complex="11pt"/>
    </style:style>
    <style:style style:name="T26" style:family="text">
      <style:text-properties fo:font-size="7pt" fo:font-style="italic" style:font-size-asian="7pt" style:font-style-asian="italic"/>
    </style:style>
    <style:style style:name="T27" style:family="text">
      <style:text-properties fo:font-size="9pt" fo:font-style="italic" style:font-size-asian="9pt" style:font-style-asian="italic"/>
    </style:style>
    <style:style style:name="T28" style:family="text">
      <style:text-properties fo:font-size="9pt" fo:font-weight="bold" style:font-size-asian="9pt" style:font-weight-asian="bold"/>
    </style:style>
    <style:style style:name="T29" style:family="text">
      <style:text-properties fo:text-transform="uppercase" fo:color="#ff0000" fo:font-size="12pt" style:font-size-asian="12pt" style:font-size-complex="12pt"/>
    </style:style>
    <style:style style:name="T30" style:family="text">
      <style:text-properties fo:font-size="10pt" style:font-size-asian="10pt" style:font-size-complex="12pt"/>
    </style:style>
    <style:style style:name="T31" style:family="text">
      <style:text-properties fo:font-size="10pt" fo:language="none" fo:country="none" style:font-size-asian="10pt" style:language-asian="none" style:country-asian="none"/>
    </style:style>
    <style:style style:name="T32" style:family="text">
      <style:text-properties fo:font-size="10pt" fo:font-style="italic" fo:font-weight="bold" style:font-size-asian="10pt" style:font-style-asian="italic" style:font-weight-asian="bold"/>
    </style:style>
    <style:style style:name="T33" style:family="text">
      <style:text-properties fo:font-size="6pt" fo:font-style="italic" style:font-size-asian="6pt" style:font-style-asian="italic"/>
    </style:style>
    <style:style style:name="T34" style:family="text">
      <style:text-properties fo:color="#0000ff" fo:font-size="12pt" fo:language="pt" fo:country="BR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T35" style:family="text">
      <style:text-properties fo:color="#0000ff" fo:font-size="11pt" fo:language="pt" fo:country="BR" fo:font-style="italic" fo:font-weight="bold" style:font-size-asian="11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ff" fo:font-size="9pt" fo:language="pt" fo:country="BR" fo:font-style="italic" fo:font-weight="bold" style:font-size-asian="9pt" style:font-style-asian="italic" style:font-weight-asian="bold" style:font-size-complex="9.5pt" style:font-style-complex="italic" style:font-weight-complex="bold"/>
    </style:style>
    <style:style style:name="T37" style:family="text">
      <style:text-properties fo:color="#0000ff" fo:font-size="10pt" fo:font-style="italic" style:font-size-asian="10pt" style:font-style-asian="italic"/>
    </style:style>
    <style:style style:name="fr1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Frame1" text:anchor-type="paragraph" svg:x="3.256cm" svg:y="0.123cm" svg:width="4.11cm" draw:z-index="0"><draw:text-box fo:min-height="1.958cm"><text:p text:style-name="Standard"><text:s/><text:span text:style-name="T2">unesp</text:span><text:span text:style-name="T3"> <text:s/></text:span><draw:frame draw:style-name="fr2" draw:name="graphics1" text:anchor-type="as-char" svg:width="0.947cm" svg:height="0.642cm" draw:z-index="1"><draw:image xlink:href="Pictures/2000001400054AA50003D2579A4C8172.wmf" xlink:type="simple" xlink:show="embed" xlink:actuate="onLoad"/></draw:frame> <text:s/><text:span text:style-name="T4"><text:s/></text:span></text:p></draw:text-box></draw:frame>UNIVERSIDADE ESTADUAL PAULISTA</text:p>
      <text:p text:style-name="P7">CAMPUS DE GUARATINGUETÁ </text:p>
      <text:p text:style-name="P4">Faculdade de Engenharia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13">PLANO DE PESQUISA</text:p>
          </table:table-cell>
          <table:table-cell table:style-name="Table1.C1" office:value-type="string">
            <text:p text:style-name="P11"/>
          </table:table-cell>
        </table:table-row>
      </table:table>
      <text:p text:style-name="P14">comentado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PROGRAMA DE PÓS-GRADUAÇÃO EM </text:p>
          </table:table-cell>
        </table:table-row>
        <table:table-row table:style-name="Table2.1">
          <table:table-cell table:style-name="Table2.A2" office:value-type="string">
            <text:p text:style-name="P23">Área de </text:p>
          </table:table-cell>
        </table:table-row>
      </table:table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4">ALUNO:<text:span text:style-name="T1"> <text:s/></text:span></text:p>
          </table:table-cell>
        </table:table-row>
        <table:table-row table:style-name="Table3.1">
          <table:table-cell table:style-name="Table3.A1" office:value-type="string">
            <text:p text:style-name="P24">CURSO:</text:p>
          </table:table-cell>
        </table:table-row>
      </table:table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ORIENTADOR:<text:span text:style-name="T1"> </text:span></text:p>
          </table:table-cell>
        </table:table-row>
        <table:table-row table:style-name="Table4.1">
          <table:table-cell table:style-name="Table4.A1" office:value-type="string">
            <text:p text:style-name="P24">CO-ORIENTADOR:<text:span text:style-name="T1"> <text:s text:c="2"/></text:span></text:p>
          </table:table-cell>
        </table:table-row>
      </table:table>
      <text:p text:style-name="P1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4">DATA DE INGRESSO COMO ALUNO REGULAR:<text:span text:style-name="T1"> <text:s text:c="2"/></text:span></text:p>
          </table:table-cell>
        </table:table-row>
      </table:table>
      <text:p text:style-name="P1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6">TÍTULO DA PESQUISA:</text:p>
          </table:table-cell>
        </table:table-row>
        <table:table-row table:style-name="Table6.1">
          <table:table-cell table:style-name="Table6.A2" office:value-type="string">
            <text:p text:style-name="P15">o título deve ser: (i) conciso, (ii) empregar as palavras-chaves do tema em estudo, (iii) permitir uma visão geral do que a tese ou dissertação contém.</text:p>
          </table:table-cell>
        </table:table-row>
      </table:table>
      <text:p text:style-name="P1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1"><text:span text:style-name="T1">OBJETIVOS:</text:span><text:span text:style-name="T6">(apresentar os objetivos bem como a contribuição esperada ao conhecimento em geral, para a região ou para o país)</text:span><text:span text:style-name="T7"> </text:span></text:p>
          </table:table-cell>
        </table:table-row>
        <table:table-row table:style-name="Table7.1">
          <table:table-cell table:style-name="Table7.A2" office:value-type="string">
            <text:p text:style-name="P56"/>
            <text:p text:style-name="P41"><text:span text:style-name="T15"><text:s/></text:span><text:span text:style-name="T15">“A </text:span><text:span text:style-name="T12">definição dos </text:span><text:span text:style-name="T13">Objetivos</text:span><text:span text:style-name="T12"> determina o que o pesquisador quer atingir com a realização do </text:span><text:span text:style-name="T13">trabalho de pesquisa. Objetivo</text:span><text:span text:style-name="T12"> é sinônimo de </text:span><text:span text:style-name="T13">meta, fim</text:span><text:span text:style-name="T12">. Alguns autores separam os </text:span><text:span text:style-name="T13">Objetivos</text:span><text:span text:style-name="T12"> em </text:span><text:span text:style-name="T13">Objetivos Gerais</text:span><text:span text:style-name="T12"> e </text:span><text:span text:style-name="T13">Objetivos Específicos</text:span><text:span text:style-name="T12">, mas não há regra a ser cumprida quanto a isto e outros autores consideram desnecessário dividir os </text:span><text:span text:style-name="T13">Objetivos</text:span><text:span text:style-name="T12"> em categorias. Um macete para se definir os </text:span><text:span text:style-name="T13">Objetivos</text:span><text:span text:style-name="T12"> é colocá-los começando com o verbo no infinitivo: </text:span><text:span text:style-name="T13">esclarecer</text:span><text:span text:style-name="T12"> tal coisa; </text:span><text:span text:style-name="T13">definir</text:span><text:span text:style-name="T12"> tal assunto; </text:span><text:span text:style-name="T13">procurar</text:span><text:span text:style-name="T12"> aquilo; </text:span><text:span text:style-name="T13">permitir</text:span><text:span text:style-name="T12"> aquilo outro, </text:span><text:span text:style-name="T13">demonstrar</text:span><text:span text:style-name="T12"> alguma coisa etc..” [4, </text:span><text:span text:style-name="T11">5]</text:span></text:p>
            <text:p text:style-name="P10"><text:span text:style-name="T17">Nota</text:span><text:span text:style-name="T15">: em termos reais, objetivos e metas são coisas distintas: enquanto o objetivo é genérico, a meta está atrelada a prazo e resultados. Como exemplo, um objetivo poderia ser “demonstrar melhoria de eficiência no processo X”, enquanto uma meta seria “demonstrar melhoria de 15% no processo X em 2 anos”.</text:span></text:p>
            <text:p text:style-name="P17"/>
          </table:table-cell>
        </table:table-row>
      </table:table>
      <text:p text:style-name="P2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<text:span text:style-name="T1">DESCRIÇÃO:</text:span><text:span text:style-name="T26">(Expor o estado atual do problema, com uma discussão de bibliografia mais representativa e descrever a pesquisa proposta)</text:span></text:p>
          </table:table-cell>
        </table:table-row>
        <table:table-row table:style-name="Table8.1">
          <table:table-cell table:style-name="Table8.A2" office:value-type="string">
            <text:p text:style-name="P19"/>
            <text:p text:style-name="P18">Neste campo devem constar os seguintes tópicos:</text:p>
            <text:list xml:id="list92877139" text:style-name="WW8Num3">
              <text:list-item>
                <text:p text:style-name="P20">Justificativa da proposta de atuação no tema;</text:p>
              </text:list-item>
              <text:list-item>
                <text:p text:style-name="P20">Exposição do estado atual do problema;</text:p>
              </text:list-item>
              <text:list-item>
                <text:p text:style-name="P20">Descrição da pesquisa proposta.</text:p>
              </text:list-item>
            </text:list>
            <text:p text:style-name="P44"/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<text:span text:style-name="T12">Para a </text:span><text:span text:style-name="T21">justificativa do projeto</text:span><text:span text:style-name="T12">, deve-se considerar [4]:</text:span></text:p>
            <text:list xml:id="list1663727474" text:style-name="WW8Num2">
              <text:list-item>
                <text:p text:style-name="P42"><text:span text:style-name="T12">“A </text:span><text:span text:style-name="T20">justificativa</text:span><text:span text:style-name="T12"> num </text:span><text:span text:style-name="T13">projeto de pesquisa</text:span><text:span text:style-name="T12">, como o próprio nome indica, é o convencimento de que o trabalho de </text:span><text:span text:style-name="T13">pesquisa</text:span><text:span text:style-name="T12"> é fundamental de ser efetivado. O </text:span><text:span text:style-name="T13">tema</text:span><text:span text:style-name="T12"> escolhido pelo pesquisador e a </text:span><text:span text:style-name="T13">hipótese</text:span><text:span text:style-name="T12"> levantada são de suma importância, para a sociedade ou para alguns indivíduos, de ser comprovada. Deve-se tomar o cuidado, na elaboração da </text:span><text:span text:style-name="T13">justificativa</text:span><text:span text:style-name="T12">, de não se tentar justificar a </text:span><text:span text:style-name="T13">hipótese</text:span><text:span text:style-name="T12"> levantada, ou seja, tentar responder ou concluir o que vai ser buscado no trabalho de pesquisa. A </text:span><text:span text:style-name="T13">justificativa</text:span><text:span text:style-name="T12"> exalta a importância do </text:span><text:span text:style-name="T13">tema</text:span><text:span text:style-name="T12"> a ser estudado, ou justifica a necessidade imperiosa de se levar a efeito tal empreendimento.” </text:span></text:p>
              </text:list-item>
            </text:list>
            <text:p text:style-name="P10"><text:span text:style-name="T12">Para a </text:span><text:span text:style-name="T21">exposição do estado atual do problema</text:span><text:span text:style-name="T12">, deve-se considerar </text:span></text:p>
            <text:list xml:id="list1122675215" text:continue-numbering="true" text:style-name="WW8Num2">
              <text:list-item>
                <text:p text:style-name="P42"><text:span text:style-name="T12">“O </text:span><text:span text:style-name="T19">levantamento de literatura</text:span><text:span text:style-name="T12"> é a localização e obtenção de documentos para avaliar a disponibilidade de material que subsidiará o tema do trabalho de pesquisa.” [4]</text:span></text:p>
              </text:list-item>
            </text:list>
            <text:p text:style-name="P45"><text:span text:style-name="T12">Observe que neste item é IMPRESCINDÍVEL estabelecer as fronteiras do conhecimento sobre o tema que será objeto da sua pesquisa (</text:span><text:span text:style-name="T19">em especial se for um projeto de doutorado</text:span><text:span text:style-name="T12">). Por isso, o texto deve conter referências explícitas acerca dos trabalhos que contribuiram com o tema, e que se encontrarão listados no item Bibliografia Básica, e deve identificar para cada um dos trabalhos relacionados o MATERIAL, o MÉTODO e as CONCLUSÕES que foram obtidas – apenas a partir disso é que será possível definir a CONTRIBUIÇÃO que se espera obter do projeto de pesquisa que se está propondo.</text:span></text:p>
            <text:p text:style-name="P45"><text:span text:style-name="T12">Um aspecto importante a ser considerado na atividade é a atribuição do crédito dos trabalhos de outros pesquisadores a partir da correta citação. Deve-se referenciar devidamente o trabalho que gerou as informações às quais se faz uso para a continuidade da pesquisa a partir da sua citação ao longo do texto, bem como ao pé de figuras e tabelas recolhidas dos trabalhos de outros autores.</text:span></text:p>
            <text:p text:style-name="P46"><text:span text:style-name="T12">"</text:span><text:span text:style-name="T23">Se enxerguei mais longe foi porque estive nos ombros de gigantes</text:span><text:span text:style-name="T12">" – Isaac Newton</text:span></text:p>
            <text:p text:style-name="P45"><text:span text:style-name="T12">Em conseqüência, segue a </text:span><text:span text:style-name="T19">descrição da pesquisa proposta.</text:span></text:p>
            <text:p text:style-name="P47"/>
          </table:table-cell>
        </table:table-row>
      </table:table>
      <text:p text:style-name="P8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1"><text:span text:style-name="T1">METODOLOGIA: </text:span><text:span text:style-name="T27">(Descrever o material e métodos a serem utilizados, justificando seu emprego)</text:span><text:span text:style-name="T28"> </text:span></text:p>
          </table:table-cell>
        </table:table-row>
        <table:table-row table:style-name="Table10.1">
          <table:table-cell table:style-name="Table10.A2" office:value-type="string">
            <text:p text:style-name="P49"><text:span text:style-name="T19">Material</text:span><text:span text:style-name="T12"> <text:s/>é a apresentação do objeto de estudo pela identificação de suas características, fundamentos para a compreensão do problema, levantamento de informações para a adequada caracterização de um estudo de caso. É importante registrar, nesse ponto, a necessidade de se observarem as premissas éticas do sigilo, da disponibilidade e direitos eventualmente existentes sobre as informações a serem utilizadas.</text:span></text:p>
            <text:p text:style-name="P43"><text:span text:style-name="T20">“Metodologia</text:span><text:span text:style-name="T12"> é a explicação minuciosa, detalhada, rigorosa e exata de toda ação desenvolvida no </text:span><text:span text:style-name="T20">método</text:span><text:span text:style-name="T12"> (caminho) do </text:span><text:span text:style-name="T20">trabalho de pesquisa</text:span><text:span text:style-name="T12">. É a explicação do tipo de pesquisa, do instrumental utilizado (questionário, entrevista etc), do tempo previsto, da equipe de pesquisadores e da divisão do trabalho, das formas de tabulação e tratamento dos dados, enfim, de tudo aquilo que se utilizou no trabalho de pesquisa.” [4]. Em outras palavras, seria estabelecer os modelos que se supõe serão utilizados no desenvolvimento do projeto. </text:span></text:p>
            <text:p text:style-name="P43"><text:span text:style-name="T12">“</text:span><text:span text:style-name="T19">Método</text:span><text:span text:style-name="T24"> </text:span><text:span text:style-name="T19">científico</text:span><text:span text:style-name="T12"> é o conjunto de etapas ordenadamente dispostas a serem executadas na investigação de um fenômeno”. Os métodos científicos são: </text:span><text:span text:style-name="T16">Método Indutivo (</text:span><text:span text:style-name="T18">descoberta de princípios gerais a partir de conhecimentos particulares, i.é, <text:s/>do micro para o macro</text:span><text:span text:style-name="T16">); Método Dedutivo (</text:span><text:span text:style-name="T18">aplicação de princípios gerais a casos particulares, i.é, do macro para o micro</text:span><text:span text:style-name="T16">); e Método Hipotético-Dedutivo (</text:span><text:span text:style-name="T18">a partir das hipóteses formuladas, deduz-se a solução do problema</text:span><text:span text:style-name="T16">). [2]. Vale a pena, portanto, definir o que é hipótese:</text:span></text:p>
            <text:p text:style-name="P50"><text:span text:style-name="T20">“Hipótese</text:span><text:span text:style-name="T12"> é sinônimo de </text:span><text:span text:style-name="T13">suposição</text:span><text:span text:style-name="T12">. Neste sentido, </text:span><text:span text:style-name="T13">hipótese</text:span><text:span text:style-name="T12"> é uma afirmação categórica (uma </text:span><text:span text:style-name="T13">suposição</text:span><text:span text:style-name="T12">), que tente responder ao </text:span><text:span text:style-name="T13">problema</text:span><text:span text:style-name="T12"> levantado no </text:span><text:span text:style-name="T13">tema</text:span><text:span text:style-name="T12"> escolhido para </text:span><text:span text:style-name="T13">pesquisa</text:span><text:span text:style-name="T12">. É uma </text:span><text:span text:style-name="T13">pré-solução</text:span><text:span text:style-name="T12"> para o </text:span><text:span text:style-name="T13">problema</text:span><text:span text:style-name="T12"> levantado. O </text:span><text:span text:style-name="T13">trabalho de pesquisa</text:span><text:span text:style-name="T12">, então, irá confirmar ou negar a </text:span><text:span text:style-name="T13">hipótese</text:span><text:span text:style-name="T12"> (ou suposição) levantada.” [4]</text:span>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11"><text:span text:style-name="T1">EXEQÜIBILIDADE: </text:span><text:span text:style-name="T27">(Ponderar a viabilidade e os recursos disponíveis com os meios existentes na Unidade)</text:span></text:p>
          </table:table-cell>
        </table:table-row>
        <text:soft-page-break/>
        <table:table-row table:style-name="Table11.1">
          <table:table-cell table:style-name="Table11.A2" office:value-type="string">
            <text:p text:style-name="P19"/>
            <text:p text:style-name="P41"><text:span text:style-name="T12">Evite descrever neste item o óbvio: falar sobre disponibilidade de computador ou de acesso à internet e às bases de dados, que são coisas que o Programa de Pós Graduação, a PROAP e a CAPES disponibilizam. </text:span></text:p>
            <text:p text:style-name="P41"><text:span text:style-name="T12">Se for precisar de softwares específicos (e quase sempre caros...), ensaios de laboratório, uso de equipamentos específicos para suas análises, dados de processo de alguma empresa, <text:s/>dentre outros recursos, procure explicar de que forma os mesmos serão obtidos (projeto de pesquisa à FAPESP, contrato de cooperação e/ou serviço com empresas, p.ex.). Atente-se para informar acerca das questões do </text:span><text:span text:style-name="T29">SIGILO de informações </text:span><text:span text:style-name="T12">e a ÉTICA SOBRE A DISPONIBILIDADE E O USO DE INFORMAÇÕES PRIVADAS, se aplicáveis para o seu projeto.</text:span></text:p>
          </table:table-cell>
        </table:table-row>
      </table:table>
      <text:p text:style-name="P10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5">BIBLIOGRAFIA BÁSICA:</text:p>
          </table:table-cell>
        </table:table-row>
        <table:table-row table:style-name="Table12.1">
          <table:table-cell table:style-name="Table12.A2" office:value-type="string">
            <text:p text:style-name="P11"/>
            <text:p text:style-name="P10"><text:span text:style-name="T12">As referências básicas de um Plano de Pesquisa devem conter, em sua maioria, artigos recentes (últimos 5 anos) publicados em periódicos indexados (uma sugestão seria verificar a base de dados ISI – http://portal.isiknowledge.com/ e o Qualis - http://www.capes.gov.br/avaliacao/webqualis.html); teses e dissertações, bem como relatórios técnicos de entidades idôneas, podem ser utilizados, em menor proporção (uma sugestão seri o emprego do Google Acadêmico – http://scholar.google.com.br). Livros apresentam informações consolidades e devem ser citados de forma parcimoniosa.</text:span></text:p>
            <text:p text:style-name="P10"/>
          </table:table-cell>
        </table:table-row>
      </table:table>
      <text:p text:style-name="P1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3"><text:span text:style-name="T1">CRONOGRAMA DE EXECUÇÃO: </text:span><text:span text:style-name="T6">(O aluno deverá seguir as seguintes etapas, demonstradas no Cronograma abaixo</text:span><text:span text:style-name="T27">)</text:span></text:p>
          </table:table-cell>
        </table:table-row>
        <table:table-row table:style-name="Table13.1">
          <table:table-cell table:style-name="Table13.A2" office:value-type="string">
            <text:p text:style-name="P33">A.</text:p>
          </table:table-cell>
        </table:table-row>
        <table:table-row table:style-name="Table13.1">
          <table:table-cell table:style-name="Table13.A2" office:value-type="string">
            <text:p text:style-name="P33">B.</text:p>
          </table:table-cell>
        </table:table-row>
        <table:table-row table:style-name="Table13.1">
          <table:table-cell table:style-name="Table13.A2" office:value-type="string">
            <text:p text:style-name="P33">C.</text:p>
          </table:table-cell>
        </table:table-row>
        <table:table-row table:style-name="Table13.1">
          <table:table-cell table:style-name="Table13.A2" office:value-type="string">
            <text:p text:style-name="P33">D.</text:p>
          </table:table-cell>
        </table:table-row>
        <table:table-row table:style-name="Table13.1">
          <table:table-cell table:style-name="Table13.A2" office:value-type="string">
            <text:p text:style-name="P33">E.</text:p>
          </table:table-cell>
        </table:table-row>
        <table:table-row table:style-name="Table13.1">
          <table:table-cell table:style-name="Table13.A7" office:value-type="string">
            <text:p text:style-name="P33">F.</text:p>
          </table:table-cell>
        </table:table-row>
      </table:table>
      <text:p text:style-name="P8"><text:s/></text:p>
      <text:p text:style-name="Standard"><text:span text:style-name="T1">CRONOGRAMA DE EXECUÇÃO </text:span><text:span text:style-name="T27">(Etapas demonstradas no quadro anterior)</text:span></text:p>
      <text:p text:style-name="P34"/>
      <text:p text:style-name="P1"><text:bookmark-start text:name="_1043222693"/><text:bookmark-end text:name="_1043222693"/><text:bookmark-start text:name="_993880518"/><text:bookmark-end text:name="_993880518"/><draw:frame draw:style-name="fr3" draw:name="Object1" text:anchor-type="as-char" svg:width="17.344cm" svg:height="6.117cm" draw:z-index="2"><draw:object xlink:href="./Object 1" xlink:type="simple" xlink:show="embed" xlink:actuate="onLoad"/><draw:image xlink:href="./ObjectReplacements/Object 1" xlink:type="simple" xlink:show="embed" xlink:actuate="onLoad"/></draw:frame><text:span text:style-name="T33">clique o mouse duas vezes no quadro para entrar no Excel; <text:s/>para selecionar vários campos, segurar o CTRL e clicar os campos desejados; <text:s/>abrir a janela “cores” e selecionar o <text:s/>preto.</text:span></text:p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1"><text:span text:style-name="T1">PREVISÃO DE DISCIPLINAS (AC) DOMÍNIO ESPECÍFICO OU (DC) CONEXO DA ÁREA DE CONCENTRAÇÃO, RELACIONADAS AO PLANO DE PESQUISA, A SEREM CURSADAS PELO ORIENTADO. CONFORME § ÚNICO DO ARTIGO 34 DO REGIMENTO GERAL DE PÓS-GRADUAÇÃO DA UNESP. </text:span><text:span text:style-name="T6">“Na proposta do plano de estudos de seu orientado, o orientador deverá indicar a vinculação das disciplinas a serem cursadas ao domínio específico ou conexo da área de concentração, em conformidade ao projeto de pesquisa do aluno”.</text:span></text:p>
          </table:table-cell>
        </table:table-row>
        <text:soft-page-break/>
        <table:table-row table:style-name="Table14.2">
          <table:table-cell table:style-name="Table14.A2" office:value-type="string">
            <text:p text:style-name="P25"/>
            <text:p text:style-name="P10"><text:span text:style-name="T12">Procure identificar as disciplinas do Programa de Pós Graduação que irão contribuir positivamente com seu trabalho, permitindo-lhe adquirir os conceitos necessários para que venha a apresentar um bom desempenho no desenvolvimento do seu Plano de Pesquisa.</text:span></text:p>
            <text:p text:style-name="P18"/>
          </table:table-cell>
        </table:table-row>
      </table:table>
      <text:p text:style-name="Standard"/>
      <text:p text:style-name="P16">Maiores informações:</text:p>
      <text:p text:style-name="P22">na internet (acessos em 03/06/2007)</text:p>
      <text:p text:style-name="P10"><text:span text:style-name="T14">[1] http://www.feg.unesp.br/pos-graduacao/normas-pos-mec.php</text:span></text:p>
      <text:p text:style-name="P10"><text:span text:style-name="T14">[2] http://www.ceset.unicamp.br/~epoleti/ST008/Metodologia%20F%E1bio.pdf</text:span></text:p>
      <text:p text:style-name="P10"><text:span text:style-name="T14">[3] </text:span><text:span text:style-name="T25">http://www.unifra.br/professores/13732/ARTIGO%20-%2030%20DE%20MAR%C3%87O.pdf</text:span></text:p>
      <text:p text:style-name="P10"><text:span text:style-name="T14">[4] http://www.pedagogiaemfoco.pro.br/met00.htm</text:span></text:p>
      <text:p text:style-name="P10"><text:span text:style-name="T14">[5] http://www.assis.unesp.br/~egalhard/metcien.htm#d</text:span></text:p>
      <text:p text:style-name="P10"><text:span text:style-name="T14">[6] http://www.faesp.br/web_2005/aluno/Manual_Metodologia_Avan%C3%A7ado.pdf</text:span></text:p>
      <text:p text:style-name="P10"><text:span text:style-name="T14">[7] http://sbi-web.if.sc.usp.br/metodologia_pesquisa_cientifica.pdf</text:span></text:p>
      <text:p text:style-name="P21"/>
      <text:p text:style-name="P10"><text:span text:style-name="T22">na Biblioteca da FEG</text:span><text:span text:style-name="T14"> (duas referências, dentre muitas outras):</text:span></text:p>
      <text:p text:style-name="P10"><text:span text:style-name="T12">[8] </text:span><text:span text:style-name="T29">Köche</text:span><text:span text:style-name="T12">, J.C. Fundamentos de metodologia científica. Petrópolis: Vozes, 2003. 182 p.</text:span></text:p>
      <text:p text:style-name="P10"><text:span text:style-name="T12">[9] </text:span><text:span text:style-name="T29">Eco</text:span><text:span text:style-name="T12">, U. Como se faz uma tese. São Paulo : Perspectiva, 1999. 170 p.</text:span></text:p>
      <text:p text:style-name="P18"/>
      <text:p text:style-name="P29"><text:span text:style-name="T34">“</text:span><text:span text:style-name="T34">Eu não acredito em inspiração. </text:span></text:p>
      <text:p text:style-name="P35">Escrever é um trabalho, tem de ser feito todos os dias. </text:p>
      <text:p text:style-name="P35">Costumo dizer que a primeira condição para escrever é sentar. </text:p>
      <text:p text:style-name="P35">Depois de sentar, escrever”.</text:p>
      <text:p text:style-name="P28"><text:span text:style-name="T35">J</text:span><text:span text:style-name="T36">OSÉ </text:span><text:span text:style-name="T35">S</text:span><text:span text:style-name="T36">ARAMAGO</text:span><text:span text:style-name="T37"> </text:span></text:p>
      <text:p text:style-name="P28">Feg, .......... <text:s/>de ........................... <text:s/>de ....................</text:p>
      <text:p text:style-name="P28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/>
          </table:table-cell>
          <table:table-cell table:style-name="Table15.B1" office:value-type="string">
            <text:p text:style-name="P12"/>
          </table:table-cell>
          <table:table-cell table:style-name="Table15.A1" office:value-type="string">
            <text:p text:style-name="P12"/>
          </table:table-cell>
        </table:table-row>
        <table:table-row table:style-name="Table15.1">
          <table:table-cell table:style-name="Table15.B1" office:value-type="string">
            <text:p text:style-name="P2">Assinatura do aluno</text:p>
          </table:table-cell>
          <table:table-cell table:style-name="Table15.B1" office:value-type="string">
            <text:p text:style-name="P2"/>
          </table:table-cell>
          <table:table-cell table:style-name="Table15.B1" office:value-type="string">
            <text:p text:style-name="P2">Assinatura do Orientador</text:p>
          </table:table-cell>
        </table:table-row>
      </table:table>
      <text:p text:style-name="Standard"/>
      <text:p text:style-name="Standard"/>
      <text:p text:style-name="P51">Planilha de verificação dos quesitos apresentados no Plano de Pesquisa</text:p>
      <text:p text:style-name="P36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Quesitos de avaliação</text:p>
          </table:table-cell>
          <table:table-cell table:style-name="Table16.A1" office:value-type="string">
            <text:p text:style-name="P12">Sim </text:p>
          </table:table-cell>
          <table:table-cell table:style-name="Table16.C1" office:value-type="string">
            <text:p text:style-name="P12">Não</text:p>
          </table:table-cell>
        </table:table-row>
        <table:table-row table:style-name="Table16.1">
          <table:table-cell table:style-name="Table16.A2" office:value-type="string">
            <text:p text:style-name="P12"><text:span text:style-name="T9">- O título representa adequadamente a proposta de trabalho?</text:span></text:p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A2" office:value-type="string">
            <text:p text:style-name="P12"><text:span text:style-name="T9">- </text:span><text:span text:style-name="T9">Os objetivos foram claramente definidos?</text:span></text:p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A2" office:value-type="string">
            <text:p text:style-name="P26">- A justificativa para a proposição de estudos no tema proposto é adequada?</text:p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C2" table:number-columns-spanned="3" office:value-type="string">
            <text:p text:style-name="P12"><text:span text:style-name="T9">- O projeto apresenta</text:span><text:span text:style-name="T9"> revisão da literatura: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list xml:id="list755891479" text:style-name="WW8Num4">
              <text:list-item>
                <text:p text:style-name="P52"><text:span text:style-name="T9">A</text:span><text:span text:style-name="T9">tualizada e devidamente referenciada?</text:span></text:p>
              </text:list-item>
            </text:list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A2" office:value-type="string">
            <text:list xml:id="list1780066408" text:continue-numbering="true" text:style-name="WW8Num4">
              <text:list-item>
                <text:p text:style-name="P53"><text:span text:style-name="T9">Baseada</text:span><text:span text:style-name="T9">, em sua maioria, em periódicos indexados ?</text:span></text:p>
              </text:list-item>
            </text:list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A2" office:value-type="string">
            <text:list xml:id="list499018276" text:continue-numbering="true" text:style-name="WW8Num4">
              <text:list-item>
                <text:p text:style-name="P54">Concatenada à proposta de trabalho?</text:p>
              </text:list-item>
            </text:list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C2" table:number-columns-spanned="3" office:value-type="string">
            <text:p text:style-name="P12"><text:span text:style-name="T9">- A proposta de trabalho: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list xml:id="list405294998" text:continue-numbering="true" text:style-name="WW8Num4">
              <text:list-item>
                <text:p text:style-name="P54">foi devidamente descrita?</text:p>
              </text:list-item>
            </text:list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A2" office:value-type="string">
            <text:list xml:id="list572679617" text:continue-numbering="true" text:style-name="WW8Num4">
              <text:list-item>
                <text:p text:style-name="P54">define adequadamente as fronteiras do conhecimento do tema proposto?</text:p>
              </text:list-item>
            </text:list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A2" office:value-type="string">
            <text:p text:style-name="P12"><text:span text:style-name="T9">- O material, objeto de estudo da tese/dissertação, foi adequadamente apresentado?</text:span></text:p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C2" table:number-columns-spanned="3" office:value-type="string">
            <text:p text:style-name="P26">- A metodologia proposta: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list xml:id="list1457477617" text:continue-numbering="true" text:style-name="WW8Num4">
              <text:list-item>
                <text:p text:style-name="P53"><text:span text:style-name="T9">É adequada ao problema em estudo</text:span><text:span text:style-name="T9">?</text:span></text:p>
              </text:list-item>
            </text:list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A2" office:value-type="string">
            <text:list xml:id="list2105571238" text:continue-numbering="true" text:style-name="WW8Num4">
              <text:list-item>
                <text:p text:style-name="P53"><text:span text:style-name="T9">Apresenta hipóteses bem definidas</text:span><text:span text:style-name="T9">?</text:span></text:p>
              </text:list-item>
            </text:list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  <table:table-row table:style-name="Table16.1">
          <table:table-cell table:style-name="Table16.A2" office:value-type="string">
            <text:p text:style-name="P12"><text:span text:style-name="T9">- o projeto é exeqüível nos prazos aceitáveis (</text:span><text:span text:style-name="T30">24 meses Mestrado, 48 meses Doutorado</text:span><text:span text:style-name="T9">)?</text:span></text:p>
          </table:table-cell>
          <table:table-cell table:style-name="Table16.A2" office:value-type="string">
            <text:p text:style-name="P26"/>
          </table:table-cell>
          <table:table-cell table:style-name="Table16.C2" office:value-type="string">
            <text:p text:style-name="P26"/>
          </table:table-cell>
        </table:table-row>
      </table:table>
      <text:p text:style-name="Standard"/>
      <text:p text:style-name="P3">Com base na avaliação acima, o Relator recomenda: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2">( <text:s text:c="4"/>)</text:p>
          </table:table-cell>
          <table:table-cell table:style-name="Table17.A1" office:value-type="string">
            <text:p text:style-name="P12">A aprovação do projeto sem modificações;</text:p>
          </table:table-cell>
        </table:table-row>
        <table:table-row table:style-name="Table17.1">
          <table:table-cell table:style-name="Table17.A1" office:value-type="string">
            <text:p text:style-name="P12">( <text:s text:c="4"/>)</text:p>
          </table:table-cell>
          <table:table-cell table:style-name="Table17.A1" office:value-type="string">
            <text:p text:style-name="P12">Que o projeto retorne ao interessado para adequações (vide observações abaixo);</text:p>
          </table:table-cell>
        </table:table-row>
        <table:table-row table:style-name="Table17.1">
          <table:table-cell table:style-name="Table17.A1" office:value-type="string">
            <text:p text:style-name="P12">( <text:s text:c="4"/>)</text:p>
          </table:table-cell>
          <table:table-cell table:style-name="Table17.A1" office:value-type="string">
            <text:p text:style-name="P12">Que o projeto seja rejeitado pelo Conselho do Programa.</text:p>
          </table:table-cell>
        </table:table-row>
      </table:table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1">Considerações <text:s/>do Relator: </text:p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</table:table-row>
        <table:table-row table:style-name="Table18.1">
          <table:table-cell table:style-name="Table18.A9" office:value-type="string">
            <text:p text:style-name="P30">assinatura do relator</text:p>
          </table:table-cell>
        </table:table-row>
      </table:table>
      <text:p text:style-name="P31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8"/>
            <text:p text:style-name="Text_20_body">Em reunião realizada em ......../......../........., o Conselho do Programa de Pós-Graduação em ..................................................... <text:s/>desta Faculdade, .................................. o presente Plano de Pesquisa.</text:p>
            <text:p text:style-name="P31"/>
          </table:table-cell>
          <table:table-cell table:style-name="Table19.B1" office:value-type="string">
            <text:p text:style-name="P32"/>
          </table:table-cell>
          <table:table-cell table:style-name="Table19.C1" office:value-type="string">
            <text:p text:style-name="P48">Ciente do parecer do Relator.</text:p>
            <text:p text:style-name="P37"/>
            <text:p text:style-name="P37">Em ............/ ............/ ................</text:p>
          </table:table-cell>
        </table:table-row>
        <table:table-row table:style-name="Table19.1">
          <table:table-cell table:style-name="Table19.A2" office:value-type="string">
            <text:p text:style-name="P39">Seção de Pós-Graduação</text:p>
          </table:table-cell>
          <table:table-cell table:style-name="Table19.B1" office:value-type="string">
            <text:p text:style-name="P32"/>
          </table:table-cell>
          <table:table-cell table:style-name="Table19.C2" office:value-type="string">
            <text:p text:style-name="P2"><text:span text:style-name="T32">Aluno</text:span></text:p>
          </table:table-cell>
        </table:table-row>
      </table:table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ystem" svg:font-family="System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3pt" fo:language="pt" fo:country="PT" style:font-name-asian="Times New Roman" style:font-size-asian="13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fo:font-style="italic" style:font-size-asian="10pt" style:font-style-asian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font-size="12pt" fo:language="pt" fo:country="BR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3.63cm" fo:text-indent="-0.635cm" fo:margin-left="3.63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4.9cm" fo:text-indent="-0.635cm" fo:margin-left="4.9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6.17cm" fo:text-indent="-0.635cm" fo:margin-left="6.17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4cm" fo:text-indent="-0.635cm" fo:margin-left="7.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71cm" fo:text-indent="-0.635cm" fo:margin-left="8.71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9.98cm" fo:text-indent="-0.635cm" fo:margin-left="9.98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5cm" fo:text-indent="-0.635cm" fo:margin-left="11.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52cm" fo:text-indent="-0.635cm" fo:margin-left="12.52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3.79cm" fo:text-indent="-0.635cm" fo:margin-left="13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 style:font-size-complex="11pt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/></text:p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o de Pesquisa </dc:title>
    <dc:subject>para digitar no micro</dc:subject>
    <meta:initial-creator>Willian Boldzer</meta:initial-creator>
    <meta:creation-date>2007-07-12T10:02:00</meta:creation-date>
    <dc:creator>José Antonio Perrella Balestieri</dc:creator>
    <dc:date>2007-07-12T10:02:00</dc:date>
    <meta:print-date>2007-07-04T12:03:00</meta:print-date>
    <meta:editing-cycles>2</meta:editing-cycles>
    <meta:editing-duration>PT19M</meta:editing-duration>
    <meta:document-statistic meta:table-count="19" meta:image-count="1" meta:object-count="1" meta:page-count="5" meta:paragraph-count="108" meta:word-count="1568" meta:character-count="10604"/>
    <meta:generator>LibreOffice/3.3$Linu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0.392cm"/>
    </style:style>
    <style:style style:name="co3" style:family="table-column">
      <style:table-column-properties fo:break-before="auto" style:column-width="0.363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0.335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ta1" style:family="table" style:master-page-name="PageStyle_5f_Plan18">
      <style:table-properties table:display="true" style:writing-mode="lr-tb"/>
    </style:style>
    <style:style style:name="ta2" style:family="table" style:master-page-name="PageStyle_5f_Plan17">
      <style:table-properties table:display="true" style:writing-mode="lr-tb"/>
    </style:style>
    <style:style style:name="ta3" style:family="table" style:master-page-name="PageStyle_5f_Plan1">
      <style:table-properties table:display="true" style:writing-mode="lr-tb"/>
    </style:style>
    <style:style style:name="ta4" style:family="table" style:master-page-name="PageStyle_5f_Plan2">
      <style:table-properties table:display="true" style:writing-mode="lr-tb"/>
    </style:style>
    <style:style style:name="ta5" style:family="table" style:master-page-name="PageStyle_5f_Plan3">
      <style:table-properties table:display="true" style:writing-mode="lr-tb"/>
    </style:style>
    <style:style style:name="ta6" style:family="table" style:master-page-name="PageStyle_5f_Plan4">
      <style:table-properties table:display="true" style:writing-mode="lr-tb"/>
    </style:style>
    <style:style style:name="ta7" style:family="table" style:master-page-name="PageStyle_5f_Plan5">
      <style:table-properties table:display="true" style:writing-mode="lr-tb"/>
    </style:style>
    <style:style style:name="ta8" style:family="table" style:master-page-name="PageStyle_5f_Plan6">
      <style:table-properties table:display="true" style:writing-mode="lr-tb"/>
    </style:style>
    <style:style style:name="ta9" style:family="table" style:master-page-name="PageStyle_5f_Plan7">
      <style:table-properties table:display="true" style:writing-mode="lr-tb"/>
    </style:style>
    <style:style style:name="ta10" style:family="table" style:master-page-name="PageStyle_5f_Plan8">
      <style:table-properties table:display="true" style:writing-mode="lr-tb"/>
    </style:style>
    <style:style style:name="ta11" style:family="table" style:master-page-name="PageStyle_5f_Plan9">
      <style:table-properties table:display="true" style:writing-mode="lr-tb"/>
    </style:style>
    <style:style style:name="ta12" style:family="table" style:master-page-name="PageStyle_5f_Plan10">
      <style:table-properties table:display="true" style:writing-mode="lr-tb"/>
    </style:style>
    <style:style style:name="ta13" style:family="table" style:master-page-name="PageStyle_5f_Plan11">
      <style:table-properties table:display="true" style:writing-mode="lr-tb"/>
    </style:style>
    <style:style style:name="ta14" style:family="table" style:master-page-name="PageStyle_5f_Plan12">
      <style:table-properties table:display="true" style:writing-mode="lr-tb"/>
    </style:style>
    <style:style style:name="ta15" style:family="table" style:master-page-name="PageStyle_5f_Plan13">
      <style:table-properties table:display="true" style:writing-mode="lr-tb"/>
    </style:style>
    <style:style style:name="ta16" style:family="table" style:master-page-name="PageStyle_5f_Plan14">
      <style:table-properties table:display="true" style:writing-mode="lr-tb"/>
    </style:style>
    <style:style style:name="ta17" style:family="table" style:master-page-name="PageStyle_5f_Plan15">
      <style:table-properties table:display="true" style:writing-mode="lr-tb"/>
    </style:style>
    <style:style style:name="ta18" style:family="table" style:master-page-name="PageStyle_5f_Plan16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11cm solid #181615" style:diagonal-bl-tr="none" style:diagonal-tl-br="none" style:text-align-source="fix" style:repeat-content="false" fo:wrap-option="no-wrap" fo:border-left="0.032cm solid #000000" style:direction="ltr" fo:padding="0.071cm" fo:border-right="0.011cm solid #181615" style:rotation-angle="0" style:rotation-align="none" style:shrink-to-fit="false" fo:border-top="0.011cm solid #181615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11cm solid #181615" style:diagonal-bl-tr="none" style:diagonal-tl-br="none" style:text-align-source="fix" style:repeat-content="false" fo:wrap-option="no-wrap" fo:border-left="0.032cm solid #000000" style:direction="ltr" fo:padding="0.071cm" fo:border-right="0.011cm solid #181615" style:rotation-angle="0" style:rotation-align="none" style:shrink-to-fit="false" fo:border-top="0.011cm solid #181615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2cm solid #000000" style:direction="ltr" fo:padding="0.071cm" fo:border-right="0.011cm solid #181615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2cm solid #000000" style:diagonal-bl-tr="none" style:diagonal-tl-br="none" style:text-align-source="fix" style:repeat-content="false" fo:wrap-option="no-wrap" fo:border-left="0.032cm solid #000000" style:direction="ltr" fo:padding="0.071cm" fo:border-right="0.011cm solid #181615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181615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181615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11cm solid #18161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181615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11cm solid #18161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181615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032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1cm solid #181615" style:diagonal-bl-tr="none" style:diagonal-tl-br="none" style:text-align-source="fix" style:repeat-content="false" fo:wrap-option="no-wrap" fo:border-left="none" style:direction="ltr" fo:padding="0.071cm" fo:border-right="0.032cm solid #181615" style:rotation-angle="0" style:rotation-align="none" style:shrink-to-fit="false" fo:border-top="0.011cm solid #181615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181615" style:diagonal-bl-tr="none" style:diagonal-tl-br="none" style:text-align-source="fix" style:repeat-content="false" fo:wrap-option="no-wrap" fo:border-left="none" style:direction="ltr" fo:padding="0.071cm" fo:border-right="0.032cm solid #000000" style:rotation-angle="0" style:rotation-align="none" style:shrink-to-fit="false" fo:border-top="0.011cm solid #181615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0.032cm solid #000000" style:diagonal-bl-tr="none" style:diagonal-tl-br="none" fo:border-left="none" fo:padding="0.071cm" fo:border-right="0.032cm solid #000000" style:rotation-align="none" fo:border-top="none"/>
      <style:text-properties style:use-window-font-color="true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use-regular-expressions="false"/>
      <table:table table:name="Plan18" table:style-name="ta1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7" table:style-name="ta2" table:print="false">
        <table:table-column table:style-name="co2" table:default-cell-style-name="ce6"/>
        <table:table-column table:style-name="co3" table:default-cell-style-name="ce12"/>
        <table:table-column table:style-name="co3" table:number-columns-repeated="52" table:default-cell-style-name="Default"/>
        <table:table-column table:style-name="co4" table:default-cell-style-name="Default"/>
        <table:table-column table:style-name="co5" table:number-columns-repeated="969" table:default-cell-style-name="Default"/>
        <table:table-row table:style-name="ro2">
          <table:table-cell table:style-name="ce1"/>
          <table:table-cell table:style-name="ce7" table:number-columns-repeated="5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style-name="ce7" table:number-columns-repeated="9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2">
            <text:p>2</text:p>
          </table:table-cell>
          <table:table-cell table:style-name="ce7" table:number-columns-repeated="9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3">
            <text:p>3</text:p>
          </table:table-cell>
          <table:table-cell table:style-name="ce7" table:number-columns-repeated="9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table:number-columns-repeated="4"/>
          <table:table-cell table:style-name="ce13"/>
          <table:table-cell table:style-name="ce7" table:number-columns-repeated="970"/>
        </table:table-row>
        <table:table-row table:style-name="ro2">
          <table:table-cell table:style-name="ce2"/>
          <table:table-cell table:style-name="ce8"/>
          <table:table-cell table:style-name="ce8" office:value-type="string">
            <text:p>J</text:p>
          </table:table-cell>
          <table:table-cell table:style-name="ce8" office:value-type="string">
            <text:p>F</text:p>
          </table:table-cell>
          <table:table-cell table:style-name="ce8" office:value-type="string">
            <text:p>M</text:p>
          </table:table-cell>
          <table:table-cell table:style-name="ce8" office:value-type="string">
            <text:p>A</text:p>
          </table:table-cell>
          <table:table-cell table:style-name="ce8" office:value-type="string">
            <text:p>M</text:p>
          </table:table-cell>
          <table:table-cell table:number-columns-repeated="2" table:style-name="ce8" office:value-type="string">
            <text:p>J</text:p>
          </table:table-cell>
          <table:table-cell table:style-name="ce8" office:value-type="string">
            <text:p>A</text:p>
          </table:table-cell>
          <table:table-cell table:style-name="ce8" office:value-type="string">
            <text:p>S</text:p>
          </table:table-cell>
          <table:table-cell table:style-name="ce8" office:value-type="string">
            <text:p>O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</text:p>
          </table:table-cell>
          <table:table-cell table:style-name="ce8"/>
          <table:table-cell table:style-name="ce8" office:value-type="string">
            <text:p>J</text:p>
          </table:table-cell>
          <table:table-cell table:style-name="ce8" office:value-type="string">
            <text:p>F</text:p>
          </table:table-cell>
          <table:table-cell table:style-name="ce8" office:value-type="string">
            <text:p>M</text:p>
          </table:table-cell>
          <table:table-cell table:style-name="ce8" office:value-type="string">
            <text:p>A</text:p>
          </table:table-cell>
          <table:table-cell table:style-name="ce8" office:value-type="string">
            <text:p>M</text:p>
          </table:table-cell>
          <table:table-cell table:number-columns-repeated="2" table:style-name="ce8" office:value-type="string">
            <text:p>J</text:p>
          </table:table-cell>
          <table:table-cell table:style-name="ce8" office:value-type="string">
            <text:p>A</text:p>
          </table:table-cell>
          <table:table-cell table:style-name="ce8" office:value-type="string">
            <text:p>S</text:p>
          </table:table-cell>
          <table:table-cell table:style-name="ce8" office:value-type="string">
            <text:p>O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</text:p>
          </table:table-cell>
          <table:table-cell table:style-name="ce8"/>
          <table:table-cell table:style-name="ce8" office:value-type="string">
            <text:p>J</text:p>
          </table:table-cell>
          <table:table-cell table:style-name="ce8" office:value-type="string">
            <text:p>F</text:p>
          </table:table-cell>
          <table:table-cell table:style-name="ce8" office:value-type="string">
            <text:p>M</text:p>
          </table:table-cell>
          <table:table-cell table:style-name="ce8" office:value-type="string">
            <text:p>A</text:p>
          </table:table-cell>
          <table:table-cell table:style-name="ce8" office:value-type="string">
            <text:p>M</text:p>
          </table:table-cell>
          <table:table-cell table:number-columns-repeated="2" table:style-name="ce8" office:value-type="string">
            <text:p>J</text:p>
          </table:table-cell>
          <table:table-cell table:style-name="ce8" office:value-type="string">
            <text:p>A</text:p>
          </table:table-cell>
          <table:table-cell table:style-name="ce8" office:value-type="string">
            <text:p>S</text:p>
          </table:table-cell>
          <table:table-cell table:style-name="ce8" office:value-type="string">
            <text:p>O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</text:p>
          </table:table-cell>
          <table:table-cell table:style-name="ce8"/>
          <table:table-cell table:style-name="ce8" office:value-type="string">
            <text:p>J</text:p>
          </table:table-cell>
          <table:table-cell table:style-name="ce8" office:value-type="string">
            <text:p>F</text:p>
          </table:table-cell>
          <table:table-cell table:style-name="ce8" office:value-type="string">
            <text:p>M</text:p>
          </table:table-cell>
          <table:table-cell table:style-name="ce8" office:value-type="string">
            <text:p>A</text:p>
          </table:table-cell>
          <table:table-cell table:style-name="ce8" office:value-type="string">
            <text:p>M</text:p>
          </table:table-cell>
          <table:table-cell table:number-columns-repeated="2" table:style-name="ce8" office:value-type="string">
            <text:p>J</text:p>
          </table:table-cell>
          <table:table-cell table:style-name="ce8" office:value-type="string">
            <text:p>A</text:p>
          </table:table-cell>
          <table:table-cell table:style-name="ce8" office:value-type="string">
            <text:p>S</text:p>
          </table:table-cell>
          <table:table-cell table:style-name="ce8" office:value-type="string">
            <text:p>O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</text:p>
          </table:table-cell>
          <table:table-cell table:style-name="ce14"/>
          <table:table-cell table:style-name="ce8" table:number-columns-repeated="970"/>
        </table:table-row>
        <table:table-row table:style-name="ro3">
          <table:table-cell table:style-name="ce3" office:value-type="string">
            <text:p>A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B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C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D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E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F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G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H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I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J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3" office:value-type="string">
            <text:p>K</text:p>
          </table:table-cell>
          <table:table-cell table:style-name="ce9" table:number-columns-repeated="52"/>
          <table:table-cell table:style-name="ce15"/>
          <table:table-cell table:style-name="ce9"/>
          <table:table-cell table:style-name="ce17" table:number-columns-repeated="969"/>
        </table:table-row>
        <table:table-row table:style-name="ro3">
          <table:table-cell table:style-name="ce4" office:value-type="string">
            <text:p>L</text:p>
          </table:table-cell>
          <table:table-cell table:style-name="ce10" table:number-columns-repeated="52"/>
          <table:table-cell table:style-name="ce16"/>
          <table:table-cell table:style-name="ce9"/>
          <table:table-cell table:style-name="ce17" table:number-columns-repeated="969"/>
        </table:table-row>
        <table:table-row table:style-name="ro1" table:visibility="collapse" table:number-rows-repeated="156">
          <table:table-cell table:style-name="ce5"/>
          <table:table-cell table:style-name="ce11" table:number-columns-repeated="54"/>
          <table:table-cell table:number-columns-repeated="969"/>
        </table:table-row>
        <table:table-row table:style-name="ro1">
          <table:table-cell table:style-name="ce5"/>
          <table:table-cell table:style-name="ce11" table:number-columns-repeated="54"/>
          <table:table-cell table:number-columns-repeated="96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4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5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4" table:style-name="ta6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5" table:style-name="ta7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6" table:style-name="ta8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7" table:style-name="ta9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8" table:style-name="ta10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9" table:style-name="ta11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0" table:style-name="ta1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1" table:style-name="ta1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2" table:style-name="ta14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3" table:style-name="ta15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4" table:style-name="ta16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5" table:style-name="ta17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6" table:style-name="ta18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</number:text>
      <number:number number:decimal-places="0" number:min-integer-digits="1" number:grouping="true"/>
      <number:text> </number:text>
    </number:number-style>
    <number:number-style style:name="N106">
      <number:text>(R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</number:text>
      <number:number number:decimal-places="2" number:min-integer-digits="1" number:grouping="true"/>
      <number:text> </number:text>
    </number:number-style>
    <number:number-style style:name="N108">
      <number:text>(R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</number:text>
      <number:number number:decimal-places="0" number:min-integer-digits="1" number:grouping="true"/>
      <number:text> </number:text>
    </number:number-style>
    <number:number-style style:name="N115P1" style:volatile="true">
      <number:text> R$(</number:text>
      <number:number number:decimal-places="0" number:min-integer-digits="1" number:grouping="true"/>
      <number:text>)</number:text>
    </number:number-style>
    <number:number-style style:name="N115P2" style:volatile="true">
      <number:text> R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</number:text>
      <number:number number:decimal-places="2" number:min-integer-digits="1" number:grouping="true"/>
      <number:text> </number:text>
    </number:number-style>
    <number:number-style style:name="N117P1" style:volatile="true">
      <number:text> R$(</number:text>
      <number:number number:decimal-places="2" number:min-integer-digits="1" number:grouping="true"/>
      <number:text>)</number:text>
    </number:number-style>
    <number:number-style style:name="N117P2" style:volatile="true">
      <number:text> R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Cr$</number:text>
      <number:number number:decimal-places="0" number:min-integer-digits="1" number:grouping="true"/>
      <number:text> </number:text>
    </number:number-style>
    <number:number-style style:name="N122">
      <number:text>(Cr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Cr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Cr$</number:text>
      <number:number number:decimal-places="2" number:min-integer-digits="1" number:grouping="true"/>
      <number:text> </number:text>
    </number:number-style>
    <number:number-style style:name="N124">
      <number:text>(Cr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Cr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 Cr$</number:text>
      <number:number number:decimal-places="0" number:min-integer-digits="1" number:grouping="true"/>
      <number:text> </number:text>
    </number:number-style>
    <number:number-style style:name="N126P1" style:volatile="true">
      <number:text> Cr$(</number:text>
      <number:number number:decimal-places="0" number:min-integer-digits="1" number:grouping="true"/>
      <number:text>)</number:text>
    </number:number-style>
    <number:number-style style:name="N126P2" style:volatile="true">
      <number:text> Cr$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Cr$</number:text>
      <number:number number:decimal-places="2" number:min-integer-digits="1" number:grouping="true"/>
      <number:text> </number:text>
    </number:number-style>
    <number:number-style style:name="N127P1" style:volatile="true">
      <number:text> Cr$(</number:text>
      <number:number number:decimal-places="2" number:min-integer-digits="1" number:grouping="true"/>
      <number:text>)</number:text>
    </number:number-style>
    <number:number-style style:name="N127P2" style:volatile="true">
      <number:text> Cr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51cm" fo:margin-bottom="1.251cm" fo:margin-left="1.9cm" fo:margin-right="1.9cm" style:first-page-number="continue" style:writing-mode="lr-tb" style:print="charts drawings grid objects zero-values"/>
      <style:header-style>
        <style:header-footer-properties fo:min-height="0.751cm" fo:margin-left="0cm" fo:margin-right="0cm" fo:margin-bottom="0.896cm"/>
      </style:header-style>
      <style:footer-style>
        <style:header-footer-properties fo:min-height="0.751cm" fo:margin-left="0cm" fo:margin-right="0cm" fo:margin-top="0.896cm"/>
      </style:footer-style>
    </style:page-layout>
    <style:page-layout style:name="Mpm4">
      <style:page-layout-properties style:num-format="1" style:print-orientation="portrait" fo:margin-top="1.3cm" fo:margin-bottom="1.3cm" fo:margin-left="2.499cm" fo:margin-right="0.499cm" style:first-page-number="continue" style:scale-to="90%" style:writing-mode="lr-tb" style:print="charts drawings grid objects zero-values"/>
      <style:header-style>
        <style:header-footer-properties svg:height="0cm" fo:margin-left="0cm" fo:margin-right="1.401cm" fo:margin-bottom="0cm"/>
      </style:header-style>
      <style:footer-style>
        <style:header-footer-properties svg:height="0cm" fo:margin-left="0cm" fo:margin-right="1.401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5/11/2012</text:date>, <text:time>00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8" style:display-name="PageStyle_Plan18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7" style:display-name="PageStyle_Plan1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" style:display-name="PageStyle_Plan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2" style:display-name="PageStyle_Plan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3" style:display-name="PageStyle_Plan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4" style:display-name="PageStyle_Plan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5" style:display-name="PageStyle_Plan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6" style:display-name="PageStyle_Plan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7" style:display-name="PageStyle_Plan7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8" style:display-name="PageStyle_Plan8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9" style:display-name="PageStyle_Plan9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0" style:display-name="PageStyle_Plan1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1" style:display-name="PageStyle_Plan1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2" style:display-name="PageStyle_Plan1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3" style:display-name="PageStyle_Plan1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4" style:display-name="PageStyle_Plan1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5" style:display-name="PageStyle_Plan15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16" style:display-name="PageStyle_Plan16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